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Niveau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omme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table:number-columns-spanned="1" table:number-rows-spanned="2">
            <text:p>XHTMLBoys</text:p>
          </table:table-cell>
          <table:table-cell office:value-type="string">
            <text:p>Direc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ooc:=SUM([.C3:.N3])" office:value-type="float" office:value="34">
            <text:p>34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3]/[.$O3]" office:value-type="float" office:value="0">
            <text:p>0</text:p>
          </table:table-cell>
          <table:table-cell table:formula="oooc:=100*[.D3]/[.$O3]" office:value-type="float" office:value="0">
            <text:p>0</text:p>
          </table:table-cell>
          <table:table-cell table:formula="oooc:=100*[.E3]/[.$O3]" office:value-type="float" office:value="5.88235294117647">
            <text:p>5,88</text:p>
          </table:table-cell>
          <table:table-cell table:formula="oooc:=100*[.F3]/[.$O3]" office:value-type="float" office:value="32.3529411764706">
            <text:p>32,35</text:p>
          </table:table-cell>
          <table:table-cell table:formula="oooc:=100*[.G3]/[.$O3]" office:value-type="float" office:value="2.94117647058824">
            <text:p>2,94</text:p>
          </table:table-cell>
          <table:table-cell table:formula="oooc:=100*[.H3]/[.$O3]" office:value-type="float" office:value="8.82352941176471">
            <text:p>8,82</text:p>
          </table:table-cell>
          <table:table-cell table:formula="oooc:=100*[.I3]/[.$O3]" office:value-type="float" office:value="35.2941176470588">
            <text:p>35,29</text:p>
          </table:table-cell>
          <table:table-cell table:formula="oooc:=100*[.J3]/[.$O3]" office:value-type="float" office:value="14.7058823529412">
            <text:p>14,71</text:p>
          </table:table-cell>
          <table:table-cell table:formula="oooc:=100*[.K3]/[.$O3]" office:value-type="float" office:value="0">
            <text:p>0</text:p>
          </table:table-cell>
          <table:table-cell table:formula="oooc:=100*[.L3]/[.$O3]" office:value-type="float" office:value="0">
            <text:p>0</text:p>
          </table:table-cell>
          <table:table-cell table:formula="oooc:=100*[.M3]/[.$O3]" office:value-type="float" office:value="0">
            <text:p>0</text:p>
          </table:table-cell>
          <table:table-cell table:formula="oooc:=100*[.N3]/[.$O3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Jean Martin</text:p>
          </table:table-cell>
          <table:table-cell office:value-type="string">
            <text:p>Direc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ooc:=SUM([.C5:.N5])" office:value-type="float" office:value="5">
            <text:p>5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5]/[.$O5]" office:value-type="float" office:value="0">
            <text:p>0</text:p>
          </table:table-cell>
          <table:table-cell table:formula="oooc:=100*[.D5]/[.$O5]" office:value-type="float" office:value="0">
            <text:p>0</text:p>
          </table:table-cell>
          <table:table-cell table:formula="oooc:=100*[.E5]/[.$O5]" office:value-type="float" office:value="40">
            <text:p>40</text:p>
          </table:table-cell>
          <table:table-cell table:formula="oooc:=100*[.F5]/[.$O5]" office:value-type="float" office:value="60">
            <text:p>60</text:p>
          </table:table-cell>
          <table:table-cell table:formula="oooc:=100*[.G5]/[.$O5]" office:value-type="float" office:value="0">
            <text:p>0</text:p>
          </table:table-cell>
          <table:table-cell table:formula="oooc:=100*[.H5]/[.$O5]" office:value-type="float" office:value="0">
            <text:p>0</text:p>
          </table:table-cell>
          <table:table-cell table:formula="oooc:=100*[.I5]/[.$O5]" office:value-type="float" office:value="0">
            <text:p>0</text:p>
          </table:table-cell>
          <table:table-cell table:formula="oooc:=100*[.J5]/[.$O5]" office:value-type="float" office:value="0">
            <text:p>0</text:p>
          </table:table-cell>
          <table:table-cell table:formula="oooc:=100*[.K5]/[.$O5]" office:value-type="float" office:value="0">
            <text:p>0</text:p>
          </table:table-cell>
          <table:table-cell table:formula="oooc:=100*[.L5]/[.$O5]" office:value-type="float" office:value="0">
            <text:p>0</text:p>
          </table:table-cell>
          <table:table-cell table:formula="oooc:=100*[.M5]/[.$O5]" office:value-type="float" office:value="0">
            <text:p>0</text:p>
          </table:table-cell>
          <table:table-cell table:formula="oooc:=100*[.N5]/[.$O5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MyGB</text:p>
          </table:table-cell>
          <table:table-cell office:value-type="string">
            <text:p>Dir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ooc:=SUM([.C7:.N7])" office:value-type="float" office:value="7">
            <text:p>7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7]/[.$O7]" office:value-type="float" office:value="0">
            <text:p>0</text:p>
          </table:table-cell>
          <table:table-cell table:formula="oooc:=100*[.D7]/[.$O7]" office:value-type="float" office:value="0">
            <text:p>0</text:p>
          </table:table-cell>
          <table:table-cell table:formula="oooc:=100*[.E7]/[.$O7]" office:value-type="float" office:value="14.2857142857143">
            <text:p>14,29</text:p>
          </table:table-cell>
          <table:table-cell table:formula="oooc:=100*[.F7]/[.$O7]" office:value-type="float" office:value="71.4285714285714">
            <text:p>71,43</text:p>
          </table:table-cell>
          <table:table-cell table:formula="oooc:=100*[.G7]/[.$O7]" office:value-type="float" office:value="14.2857142857143">
            <text:p>14,29</text:p>
          </table:table-cell>
          <table:table-cell table:formula="oooc:=100*[.H7]/[.$O7]" office:value-type="float" office:value="0">
            <text:p>0</text:p>
          </table:table-cell>
          <table:table-cell table:formula="oooc:=100*[.I7]/[.$O7]" office:value-type="float" office:value="0">
            <text:p>0</text:p>
          </table:table-cell>
          <table:table-cell table:formula="oooc:=100*[.J7]/[.$O7]" office:value-type="float" office:value="0">
            <text:p>0</text:p>
          </table:table-cell>
          <table:table-cell table:formula="oooc:=100*[.K7]/[.$O7]" office:value-type="float" office:value="0">
            <text:p>0</text:p>
          </table:table-cell>
          <table:table-cell table:formula="oooc:=100*[.L7]/[.$O7]" office:value-type="float" office:value="0">
            <text:p>0</text:p>
          </table:table-cell>
          <table:table-cell table:formula="oooc:=100*[.M7]/[.$O7]" office:value-type="float" office:value="0">
            <text:p>0</text:p>
          </table:table-cell>
          <table:table-cell table:formula="oooc:=100*[.N7]/[.$O7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Morgan</text:p>
          </table:table-cell>
          <table:table-cell office:value-type="string">
            <text:p>Direc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4"/>
          <table:table-cell table:formula="oooc:=SUM([.C9:.N9])" office:value-type="float" office:value="20">
            <text:p>20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9]/[.$O9]" office:value-type="float" office:value="0">
            <text:p>0</text:p>
          </table:table-cell>
          <table:table-cell table:formula="oooc:=100*[.D9]/[.$O9]" office:value-type="float" office:value="0">
            <text:p>0</text:p>
          </table:table-cell>
          <table:table-cell table:formula="oooc:=100*[.E9]/[.$O9]" office:value-type="float" office:value="0">
            <text:p>0</text:p>
          </table:table-cell>
          <table:table-cell table:formula="oooc:=100*[.F9]/[.$O9]" office:value-type="float" office:value="40">
            <text:p>40</text:p>
          </table:table-cell>
          <table:table-cell table:formula="oooc:=100*[.G9]/[.$O9]" office:value-type="float" office:value="0">
            <text:p>0</text:p>
          </table:table-cell>
          <table:table-cell table:formula="oooc:=100*[.H9]/[.$O9]" office:value-type="float" office:value="20">
            <text:p>20</text:p>
          </table:table-cell>
          <table:table-cell table:formula="oooc:=100*[.I9]/[.$O9]" office:value-type="float" office:value="20">
            <text:p>20</text:p>
          </table:table-cell>
          <table:table-cell table:formula="oooc:=100*[.J9]/[.$O9]" office:value-type="float" office:value="20">
            <text:p>20</text:p>
          </table:table-cell>
          <table:table-cell table:formula="oooc:=100*[.K9]/[.$O9]" office:value-type="float" office:value="0">
            <text:p>0</text:p>
          </table:table-cell>
          <table:table-cell table:formula="oooc:=100*[.L9]/[.$O9]" office:value-type="float" office:value="0">
            <text:p>0</text:p>
          </table:table-cell>
          <table:table-cell table:formula="oooc:=100*[.M9]/[.$O9]" office:value-type="float" office:value="0">
            <text:p>0</text:p>
          </table:table-cell>
          <table:table-cell table:formula="oooc:=100*[.N9]/[.$O9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Yannish</text:p>
          </table:table-cell>
          <table:table-cell office:value-type="string">
            <text:p>Dir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ooc:=SUM([.C11:.N11])" office:value-type="float" office:value="1">
            <text:p>1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11]/[.$O11]" office:value-type="float" office:value="0">
            <text:p>0</text:p>
          </table:table-cell>
          <table:table-cell table:formula="oooc:=100*[.D11]/[.$O11]" office:value-type="float" office:value="0">
            <text:p>0</text:p>
          </table:table-cell>
          <table:table-cell table:formula="oooc:=100*[.E11]/[.$O11]" office:value-type="float" office:value="100">
            <text:p>100</text:p>
          </table:table-cell>
          <table:table-cell table:formula="oooc:=100*[.F11]/[.$O11]" office:value-type="float" office:value="0">
            <text:p>0</text:p>
          </table:table-cell>
          <table:table-cell table:formula="oooc:=100*[.G11]/[.$O11]" office:value-type="float" office:value="0">
            <text:p>0</text:p>
          </table:table-cell>
          <table:table-cell table:formula="oooc:=100*[.H11]/[.$O11]" office:value-type="float" office:value="0">
            <text:p>0</text:p>
          </table:table-cell>
          <table:table-cell table:formula="oooc:=100*[.I11]/[.$O11]" office:value-type="float" office:value="0">
            <text:p>0</text:p>
          </table:table-cell>
          <table:table-cell table:formula="oooc:=100*[.J11]/[.$O11]" office:value-type="float" office:value="0">
            <text:p>0</text:p>
          </table:table-cell>
          <table:table-cell table:formula="oooc:=100*[.K11]/[.$O11]" office:value-type="float" office:value="0">
            <text:p>0</text:p>
          </table:table-cell>
          <table:table-cell table:formula="oooc:=100*[.L11]/[.$O11]" office:value-type="float" office:value="0">
            <text:p>0</text:p>
          </table:table-cell>
          <table:table-cell table:formula="oooc:=100*[.M11]/[.$O11]" office:value-type="float" office:value="0">
            <text:p>0</text:p>
          </table:table-cell>
          <table:table-cell table:formula="oooc:=100*[.N11]/[.$O11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Sylvain</text:p>
          </table:table-cell>
          <table:table-cell office:value-type="string">
            <text:p>Direct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/>
          <table:table-cell table:formula="oooc:=SUM([.C13:.N13])" office:value-type="float" office:value="4">
            <text:p>4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13]/[.$O13]" office:value-type="float" office:value="0">
            <text:p>0</text:p>
          </table:table-cell>
          <table:table-cell table:formula="oooc:=100*[.D13]/[.$O13]" office:value-type="float" office:value="0">
            <text:p>0</text:p>
          </table:table-cell>
          <table:table-cell table:formula="oooc:=100*[.E13]/[.$O13]" office:value-type="float" office:value="100">
            <text:p>100</text:p>
          </table:table-cell>
          <table:table-cell table:formula="oooc:=100*[.F13]/[.$O13]" office:value-type="float" office:value="0">
            <text:p>0</text:p>
          </table:table-cell>
          <table:table-cell table:formula="oooc:=100*[.G13]/[.$O13]" office:value-type="float" office:value="0">
            <text:p>0</text:p>
          </table:table-cell>
          <table:table-cell table:formula="oooc:=100*[.H13]/[.$O13]" office:value-type="float" office:value="0">
            <text:p>0</text:p>
          </table:table-cell>
          <table:table-cell table:formula="oooc:=100*[.I13]/[.$O13]" office:value-type="float" office:value="0">
            <text:p>0</text:p>
          </table:table-cell>
          <table:table-cell table:formula="oooc:=100*[.J13]/[.$O13]" office:value-type="float" office:value="0">
            <text:p>0</text:p>
          </table:table-cell>
          <table:table-cell table:formula="oooc:=100*[.K13]/[.$O13]" office:value-type="float" office:value="0">
            <text:p>0</text:p>
          </table:table-cell>
          <table:table-cell table:formula="oooc:=100*[.L13]/[.$O13]" office:value-type="float" office:value="0">
            <text:p>0</text:p>
          </table:table-cell>
          <table:table-cell table:formula="oooc:=100*[.M13]/[.$O13]" office:value-type="float" office:value="0">
            <text:p>0</text:p>
          </table:table-cell>
          <table:table-cell table:formula="oooc:=100*[.N13]/[.$O13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MA</text:p>
          </table:table-cell>
          <table:table-cell office:value-type="string">
            <text:p>Dir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ooc:=SUM([.C15:.N15])" office:value-type="float" office:value="15">
            <text:p>15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15]/[.$O15]" office:value-type="float" office:value="0">
            <text:p>0</text:p>
          </table:table-cell>
          <table:table-cell table:formula="oooc:=100*[.D15]/[.$O15]" office:value-type="float" office:value="0">
            <text:p>0</text:p>
          </table:table-cell>
          <table:table-cell table:formula="oooc:=100*[.E15]/[.$O15]" office:value-type="float" office:value="6.66666666666667">
            <text:p>6,67</text:p>
          </table:table-cell>
          <table:table-cell table:formula="oooc:=100*[.F15]/[.$O15]" office:value-type="float" office:value="0">
            <text:p>0</text:p>
          </table:table-cell>
          <table:table-cell table:formula="oooc:=100*[.G15]/[.$O15]" office:value-type="float" office:value="0">
            <text:p>0</text:p>
          </table:table-cell>
          <table:table-cell table:formula="oooc:=100*[.H15]/[.$O15]" office:value-type="float" office:value="40">
            <text:p>40</text:p>
          </table:table-cell>
          <table:table-cell table:formula="oooc:=100*[.I15]/[.$O15]" office:value-type="float" office:value="20">
            <text:p>20</text:p>
          </table:table-cell>
          <table:table-cell table:formula="oooc:=100*[.J15]/[.$O15]" office:value-type="float" office:value="13.3333333333333">
            <text:p>13,33</text:p>
          </table:table-cell>
          <table:table-cell table:formula="oooc:=100*[.K15]/[.$O15]" office:value-type="float" office:value="20">
            <text:p>20</text:p>
          </table:table-cell>
          <table:table-cell table:formula="oooc:=100*[.L15]/[.$O15]" office:value-type="float" office:value="0">
            <text:p>0</text:p>
          </table:table-cell>
          <table:table-cell table:formula="oooc:=100*[.M15]/[.$O15]" office:value-type="float" office:value="0">
            <text:p>0</text:p>
          </table:table-cell>
          <table:table-cell table:formula="oooc:=100*[.N15]/[.$O15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Geoffrey</text:p>
          </table:table-cell>
          <table:table-cell office:value-type="string">
            <text:p>Direc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ooc:=SUM([.C17:.N17])" office:value-type="float" office:value="9">
            <text:p>9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17]/[.$O17]" office:value-type="float" office:value="0">
            <text:p>0</text:p>
          </table:table-cell>
          <table:table-cell table:formula="oooc:=100*[.D17]/[.$O17]" office:value-type="float" office:value="11.1111111111111">
            <text:p>11,11</text:p>
          </table:table-cell>
          <table:table-cell table:formula="oooc:=100*[.E17]/[.$O17]" office:value-type="float" office:value="22.2222222222222">
            <text:p>22,22</text:p>
          </table:table-cell>
          <table:table-cell table:formula="oooc:=100*[.F17]/[.$O17]" office:value-type="float" office:value="55.5555555555556">
            <text:p>55,56</text:p>
          </table:table-cell>
          <table:table-cell table:formula="oooc:=100*[.G17]/[.$O17]" office:value-type="float" office:value="11.1111111111111">
            <text:p>11,11</text:p>
          </table:table-cell>
          <table:table-cell table:formula="oooc:=100*[.H17]/[.$O17]" office:value-type="float" office:value="0">
            <text:p>0</text:p>
          </table:table-cell>
          <table:table-cell table:formula="oooc:=100*[.I17]/[.$O17]" office:value-type="float" office:value="0">
            <text:p>0</text:p>
          </table:table-cell>
          <table:table-cell table:formula="oooc:=100*[.J17]/[.$O17]" office:value-type="float" office:value="0">
            <text:p>0</text:p>
          </table:table-cell>
          <table:table-cell table:formula="oooc:=100*[.K17]/[.$O17]" office:value-type="float" office:value="0">
            <text:p>0</text:p>
          </table:table-cell>
          <table:table-cell table:formula="oooc:=100*[.L17]/[.$O17]" office:value-type="float" office:value="0">
            <text:p>0</text:p>
          </table:table-cell>
          <table:table-cell table:formula="oooc:=100*[.M17]/[.$O17]" office:value-type="float" office:value="0">
            <text:p>0</text:p>
          </table:table-cell>
          <table:table-cell table:formula="oooc:=100*[.N17]/[.$O17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Etienne V.</text:p>
          </table:table-cell>
          <table:table-cell office:value-type="string">
            <text:p>Direc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ooc:=SUM([.C19:.N19])" office:value-type="float" office:value="23">
            <text:p>23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19]/[.$O19]" office:value-type="float" office:value="0">
            <text:p>0</text:p>
          </table:table-cell>
          <table:table-cell table:formula="oooc:=100*[.D19]/[.$O19]" office:value-type="float" office:value="0">
            <text:p>0</text:p>
          </table:table-cell>
          <table:table-cell table:formula="oooc:=100*[.E19]/[.$O19]" office:value-type="float" office:value="8.69565217391304">
            <text:p>8,7</text:p>
          </table:table-cell>
          <table:table-cell table:formula="oooc:=100*[.F19]/[.$O19]" office:value-type="float" office:value="4.34782608695652">
            <text:p>4,35</text:p>
          </table:table-cell>
          <table:table-cell table:formula="oooc:=100*[.G19]/[.$O19]" office:value-type="float" office:value="4.34782608695652">
            <text:p>4,35</text:p>
          </table:table-cell>
          <table:table-cell table:formula="oooc:=100*[.H19]/[.$O19]" office:value-type="float" office:value="17.3913043478261">
            <text:p>17,39</text:p>
          </table:table-cell>
          <table:table-cell table:formula="oooc:=100*[.I19]/[.$O19]" office:value-type="float" office:value="4.34782608695652">
            <text:p>4,35</text:p>
          </table:table-cell>
          <table:table-cell table:formula="oooc:=100*[.J19]/[.$O19]" office:value-type="float" office:value="43.4782608695652">
            <text:p>43,48</text:p>
          </table:table-cell>
          <table:table-cell table:formula="oooc:=100*[.K19]/[.$O19]" office:value-type="float" office:value="8.69565217391304">
            <text:p>8,7</text:p>
          </table:table-cell>
          <table:table-cell table:formula="oooc:=100*[.L19]/[.$O19]" office:value-type="float" office:value="8.69565217391304">
            <text:p>8,7</text:p>
          </table:table-cell>
          <table:table-cell table:formula="oooc:=100*[.M19]/[.$O19]" office:value-type="float" office:value="0">
            <text:p>0</text:p>
          </table:table-cell>
          <table:table-cell table:formula="oooc:=100*[.N19]/[.$O19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Nico</text:p>
          </table:table-cell>
          <table:table-cell office:value-type="string">
            <text:p>Direc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  <table:table-cell table:formula="oooc:=SUM([.C21:.N21])" office:value-type="float" office:value="8">
            <text:p>8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21]/[.$O21]" office:value-type="float" office:value="0">
            <text:p>0</text:p>
          </table:table-cell>
          <table:table-cell table:formula="oooc:=100*[.D21]/[.$O21]" office:value-type="float" office:value="0">
            <text:p>0</text:p>
          </table:table-cell>
          <table:table-cell table:formula="oooc:=100*[.E21]/[.$O21]" office:value-type="float" office:value="0">
            <text:p>0</text:p>
          </table:table-cell>
          <table:table-cell table:formula="oooc:=100*[.F21]/[.$O21]" office:value-type="float" office:value="100">
            <text:p>100</text:p>
          </table:table-cell>
          <table:table-cell table:formula="oooc:=100*[.G21]/[.$O21]" office:value-type="float" office:value="0">
            <text:p>0</text:p>
          </table:table-cell>
          <table:table-cell table:formula="oooc:=100*[.H21]/[.$O21]" office:value-type="float" office:value="0">
            <text:p>0</text:p>
          </table:table-cell>
          <table:table-cell table:formula="oooc:=100*[.I21]/[.$O21]" office:value-type="float" office:value="0">
            <text:p>0</text:p>
          </table:table-cell>
          <table:table-cell table:formula="oooc:=100*[.J21]/[.$O21]" office:value-type="float" office:value="0">
            <text:p>0</text:p>
          </table:table-cell>
          <table:table-cell table:formula="oooc:=100*[.K21]/[.$O21]" office:value-type="float" office:value="0">
            <text:p>0</text:p>
          </table:table-cell>
          <table:table-cell table:formula="oooc:=100*[.L21]/[.$O21]" office:value-type="float" office:value="0">
            <text:p>0</text:p>
          </table:table-cell>
          <table:table-cell table:formula="oooc:=100*[.M21]/[.$O21]" office:value-type="float" office:value="0">
            <text:p>0</text:p>
          </table:table-cell>
          <table:table-cell table:formula="oooc:=100*[.N21]/[.$O21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Patrick</text:p>
          </table:table-cell>
          <table:table-cell office:value-type="string">
            <text:p>Direct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  <table:table-cell table:formula="oooc:=SUM([.C23:.N23])" office:value-type="float" office:value="8">
            <text:p>8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23]/[.$O23]" office:value-type="float" office:value="0">
            <text:p>0</text:p>
          </table:table-cell>
          <table:table-cell table:formula="oooc:=100*[.D23]/[.$O23]" office:value-type="float" office:value="0">
            <text:p>0</text:p>
          </table:table-cell>
          <table:table-cell table:formula="oooc:=100*[.E23]/[.$O23]" office:value-type="float" office:value="0">
            <text:p>0</text:p>
          </table:table-cell>
          <table:table-cell table:formula="oooc:=100*[.F23]/[.$O23]" office:value-type="float" office:value="62.5">
            <text:p>62,5</text:p>
          </table:table-cell>
          <table:table-cell table:formula="oooc:=100*[.G23]/[.$O23]" office:value-type="float" office:value="0">
            <text:p>0</text:p>
          </table:table-cell>
          <table:table-cell table:formula="oooc:=100*[.H23]/[.$O23]" office:value-type="float" office:value="37.5">
            <text:p>37,5</text:p>
          </table:table-cell>
          <table:table-cell table:formula="oooc:=100*[.I23]/[.$O23]" office:value-type="float" office:value="0">
            <text:p>0</text:p>
          </table:table-cell>
          <table:table-cell table:formula="oooc:=100*[.J23]/[.$O23]" office:value-type="float" office:value="0">
            <text:p>0</text:p>
          </table:table-cell>
          <table:table-cell table:formula="oooc:=100*[.K23]/[.$O23]" office:value-type="float" office:value="0">
            <text:p>0</text:p>
          </table:table-cell>
          <table:table-cell table:formula="oooc:=100*[.L23]/[.$O23]" office:value-type="float" office:value="0">
            <text:p>0</text:p>
          </table:table-cell>
          <table:table-cell table:formula="oooc:=100*[.M23]/[.$O23]" office:value-type="float" office:value="0">
            <text:p>0</text:p>
          </table:table-cell>
          <table:table-cell table:formula="oooc:=100*[.N23]/[.$O23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Laurie</text:p>
          </table:table-cell>
          <table:table-cell office:value-type="string">
            <text:p>Direct</text:p>
          </table:table-cell>
          <table:table-cell table:number-columns-repeated="3" office:value-type="float" office:value="0">
            <text:p>0</text:p>
          </table:table-cell>
          <table:table-cell table:number-columns-repeated="9"/>
          <table:table-cell table:formula="oooc:=SUM([.C25:.N25])" office:value-type="float" office:value="0">
            <text:p>0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25]/[.$O25]" office:value-type="float" office:value="0">
            <text:p>#DIV/0!</text:p>
          </table:table-cell>
          <table:table-cell table:formula="oooc:=100*[.D25]/[.$O25]" office:value-type="float" office:value="0">
            <text:p>#DIV/0!</text:p>
          </table:table-cell>
          <table:table-cell table:formula="oooc:=100*[.E25]/[.$O25]" office:value-type="float" office:value="0">
            <text:p>#DIV/0!</text:p>
          </table:table-cell>
          <table:table-cell table:formula="oooc:=100*[.F25]/[.$O25]" office:value-type="float" office:value="0">
            <text:p>#DIV/0!</text:p>
          </table:table-cell>
          <table:table-cell table:formula="oooc:=100*[.G25]/[.$O25]" office:value-type="float" office:value="0">
            <text:p>#DIV/0!</text:p>
          </table:table-cell>
          <table:table-cell table:formula="oooc:=100*[.H25]/[.$O25]" office:value-type="float" office:value="0">
            <text:p>#DIV/0!</text:p>
          </table:table-cell>
          <table:table-cell table:formula="oooc:=100*[.I25]/[.$O25]" office:value-type="float" office:value="0">
            <text:p>#DIV/0!</text:p>
          </table:table-cell>
          <table:table-cell table:formula="oooc:=100*[.J25]/[.$O25]" office:value-type="float" office:value="0">
            <text:p>#DIV/0!</text:p>
          </table:table-cell>
          <table:table-cell table:formula="oooc:=100*[.K25]/[.$O25]" office:value-type="float" office:value="0">
            <text:p>#DIV/0!</text:p>
          </table:table-cell>
          <table:table-cell table:formula="oooc:=100*[.L25]/[.$O25]" office:value-type="float" office:value="0">
            <text:p>#DIV/0!</text:p>
          </table:table-cell>
          <table:table-cell table:formula="oooc:=100*[.M25]/[.$O25]" office:value-type="float" office:value="0">
            <text:p>#DIV/0!</text:p>
          </table:table-cell>
          <table:table-cell table:formula="oooc:=100*[.N25]/[.$O25]" office:value-type="float" office:value="0">
            <text:p>#DIV/0!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Maxime</text:p>
          </table:table-cell>
          <table:table-cell office:value-type="string">
            <text:p>Direct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  <table:table-cell table:formula="oooc:=SUM([.C27:.N27])" office:value-type="float" office:value="18">
            <text:p>18</text:p>
          </table:table-cell>
        </table:table-row>
        <table:table-row table:style-name="ro1">
          <table:covered-table-cell table:style-name="Default" office:value-type="string">
            <text:p>XHTMLBoys</text:p>
          </table:covered-table-cell>
          <table:table-cell office:value-type="string">
            <text:p>Normalise</text:p>
          </table:table-cell>
          <table:table-cell table:formula="oooc:=100*[.C27]/[.$O27]" office:value-type="float" office:value="0">
            <text:p>0</text:p>
          </table:table-cell>
          <table:table-cell table:formula="oooc:=100*[.D27]/[.$O27]" office:value-type="float" office:value="0">
            <text:p>0</text:p>
          </table:table-cell>
          <table:table-cell table:formula="oooc:=100*[.E27]/[.$O27]" office:value-type="float" office:value="16.6666666666667">
            <text:p>16,67</text:p>
          </table:table-cell>
          <table:table-cell table:formula="oooc:=100*[.F27]/[.$O27]" office:value-type="float" office:value="55.5555555555556">
            <text:p>55,56</text:p>
          </table:table-cell>
          <table:table-cell table:formula="oooc:=100*[.G27]/[.$O27]" office:value-type="float" office:value="0">
            <text:p>0</text:p>
          </table:table-cell>
          <table:table-cell table:formula="oooc:=100*[.H27]/[.$O27]" office:value-type="float" office:value="27.7777777777778">
            <text:p>27,78</text:p>
          </table:table-cell>
          <table:table-cell table:formula="oooc:=100*[.I27]/[.$O27]" office:value-type="float" office:value="0">
            <text:p>0</text:p>
          </table:table-cell>
          <table:table-cell table:formula="oooc:=100*[.J27]/[.$O27]" office:value-type="float" office:value="0">
            <text:p>0</text:p>
          </table:table-cell>
          <table:table-cell table:formula="oooc:=100*[.K27]/[.$O27]" office:value-type="float" office:value="0">
            <text:p>0</text:p>
          </table:table-cell>
          <table:table-cell table:formula="oooc:=100*[.L27]/[.$O27]" office:value-type="float" office:value="0">
            <text:p>0</text:p>
          </table:table-cell>
          <table:table-cell table:formula="oooc:=100*[.M27]/[.$O27]" office:value-type="float" office:value="0">
            <text:p>0</text:p>
          </table:table-cell>
          <table:table-cell table:formula="oooc:=100*[.N27]/[.$O27]"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6">06/02/2009</text:date>, <text:time>20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eamar</meta:initial-creator>
    <meta:creation-date>2009-02-01T14:16:29</meta:creation-date>
    <dc:creator>Neamar</dc:creator>
    <dc:date>2009-02-06T20:03:25</dc:date>
    <meta:editing-cycles>4</meta:editing-cycles>
    <meta:editing-duration>P1DT2H14M59S</meta:editing-duration>
    <meta:user-defined meta:name="Info 1"/>
    <meta:user-defined meta:name="Info 2"/>
    <meta:user-defined meta:name="Info 3"/>
    <meta:user-defined meta:name="Info 4"/>
    <meta:document-statistic meta:table-count="3" meta:cell-count="391"/>
  </office:meta>
</office:document-meta>
</file>